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Vera,</text:p>
      <text:p text:style-name="P1"/>
      <text:p text:style-name="P1">Today we have worked on the following tasks:-</text:p>
      <text:p text:style-name="P1"/>
      <text:p text:style-name="P1">1)<text:a xlink:type="simple" xlink:href="https://www.dropbox.com/s/e93lm3f896pcwb7/Screenshot%202014-07-09%2014.21.29.png">https://www.dropbox.com/s/e93lm3f896pcwb7/Screenshot%202014-07-09%2014.21.29.png</text:a> </text:p>
      <text:p text:style-name="P1"/>
      <text:p text:style-name="P1">=&gt;(Done)</text:p>
      <text:p text:style-name="P1"/>
      <text:p text:style-name="P1">2)<text:a xlink:type="simple" xlink:href="https://www.dropbox.com/s/he0u7uuzunst8hj/Screenshot%202014-07-08%2018.27.57.png">https://www.dropbox.com/s/he0u7uuzunst8hj/Screenshot%202014-07-08%2018.27.57.png</text:a> </text:p>
      <text:p text:style-name="P1"/>
      <text:p text:style-name="P1">=&gt;(Done,Now “OK” <text:s/>button will redirect to the Login page.)</text:p>
      <text:p text:style-name="P1"/>
      <text:p text:style-name="P1">3)<text:a xlink:type="simple" xlink:href="https://www.dropbox.com/s/7snieo4g2lzq9y4/Screenshot%202014-02-25%2019.37.41.png">https://www.dropbox.com/s/7snieo4g2lzq9y4/Screenshot%202014-02-25%2019.37.41.png</text:a> </text:p>
      <text:p text:style-name="P1"/>
      <text:p text:style-name="P1">=&gt;(Its working on our side.)</text:p>
      <text:p text:style-name="P1"/>
      <text:p text:style-name="P1">4)<text:bookmark-start text:name="__DdeLink__31_307498529"/><text:a xlink:type="simple" xlink:href="https://www.dropbox.com/s/mbbuvtfnk2zb3zo/Screenshot%202014-07-09%2014.57.08.png">https://www.dropbox.com/s/mbbuvtfnk2zb3zo/Screenshot%202014-07-09%2014.57.08.png</text:a> <text:bookmark-end text:name="__DdeLink__31_307498529"/></text:p>
      <text:p text:style-name="P1"/>
      <text:p text:style-name="P1">=&gt;(Done)</text:p>
      <text:p text:style-name="P1"/>
      <text:p text:style-name="P1">5)<text:a xlink:type="simple" xlink:href="https://www.dropbox.com/s/6ys5d571td4ft4c/Screenshot%202014-07-08%2018.49.00.png">https://www.dropbox.com/s/6ys5d571td4ft4c/Screenshot%202014-07-08%2018.49.00.png</text:a></text:p>
      <text:p text:style-name="P1"/>
      <text:p text:style-name="P1">=&gt;(DONE)</text:p>
      <text:p text:style-name="P1"/>
      <text:p text:style-name="P1">6)<text:a xlink:type="simple" xlink:href="https://www.dropbox.com/s/9kxper5vfki0e3x/Screenshot%202014-06-21%2015.45.18.png">https://www.dropbox.com/s/9kxper5vfki0e3x/Screenshot%202014-06-21%2015.45.18.png</text:a> </text:p>
      <text:p text:style-name="P1"/>
      <text:p text:style-name="P1">(Done,we have added the Delete All option in both sections View Buses and View Flights.</text:p>
      <text:p text:style-name="P1"><text:a xlink:type="simple" xlink:href="https://odarion.com/admin75/index.php?mode=view_buses">https://odarion.com/admin75/index.php?mode=view_buses</text:a> </text:p>
      <text:p text:style-name="P1"/>
      <text:p text:style-name="P1"><text:a xlink:type="simple" xlink:href="https://odarion.com/admin75/index.php?mode=view_flights">https://odarion.com/admin75/index.php?mode=view_flights</text:a> </text:p>
      <text:p text:style-name="P1"/>
      <text:p text:style-name="P1"><text:a xlink:type="simple" xlink:href="https://odarion.com/admin75/index.php?mode=p_b_air">https://odarion.com/admin75/index.php?mode=p_b_air</text:a>)</text:p>
      <text:p text:style-name="P1"><text:soft-page-break/>Note:- Other points are in process and will update you soon.</text:p>
      <text:p text:style-name="P1"/>
      <text:p text:style-name="P1">Thanks and regards,</text:p>
      <text:p text:style-name="P1">PNF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ran lata</meta:initial-creator>
    <meta:creation-date>2014-07-10T09:55:08</meta:creation-date>
    <dc:date>2014-07-10T16:08:11</dc:date>
    <dc:creator>swaran lata</dc:creator>
    <meta:editing-duration>PT6H13M3S</meta:editing-duration>
    <meta:editing-cycles>18</meta:editing-cycles>
    <meta:generator>OpenOffice/4.0.1$Linux OpenOffice.org_project/401m5$Build-9714</meta:generator>
    <meta:document-statistic meta:table-count="0" meta:image-count="0" meta:object-count="0" meta:page-count="2" meta:paragraph-count="20" meta:word-count="67" meta:character-count="1000"/>
  </office:meta>
</office:document-meta>
</file>